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erverRequestObservationConventionTests.addsKeyValuesFor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ServerRequestObservationConventionTests.shouldHaveContextu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ServerRequestObservationConventionTests.supportsOnlyHttpRequestsObserv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ServerRequestObservationConventionTests.addsKeyValuesForExchangeWithPath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ServerRequestObservationConventionTests.addsKeyValuesForCancelled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ServerRequestObservationConventionTests.addsKeyValuesForError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ServerRequestObservationConventionTests.addsKeyValuesForNotFound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ServerRequestObservationConventionTests.addsKeyValuesForRedirectExchan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ServerRequestObservationConventionTests.shouldHaveDefaul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erverRequestObservationConventionTests.supportsNull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ServerRequestObservationConventionTests.contextualNameShouldUsePathPatternWhen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